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6d504"/>
    </style:style>
    <style:style style:name="P3" style:family="paragraph" style:parent-style-name="Text_20_body">
      <style:text-properties officeooo:paragraph-rsid="0016d504"/>
    </style:style>
    <style:style style:name="P4" style:family="paragraph" style:parent-style-name="Heading_20_3">
      <style:text-properties officeooo:paragraph-rsid="0016d504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15099f"/>
    </style:style>
    <style:style style:name="T2" style:family="text">
      <style:text-properties officeooo:rsid="0016d504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"><text:a xlink:type="simple" xlink:href="#__RefHeading__5664_461211759" text:style-name="Internet_20_link" text:visited-style-name="Internet_20_link">1. </text:a>Übungen: Grundlagen Struktogramme<text:tab/>1</text:p>
          <text:p text:style-name="P7"><text:a xlink:type="simple" xlink:href="#__RefHeading__5666_461211759" text:style-name="Internet_20_link" text:visited-style-name="Internet_20_link">1.1. </text:a>Fragen: Pseudocode lesen können<text:tab/>1</text:p>
          <text:p text:style-name="P6"><text:a xlink:type="simple" xlink:href="#__RefHeading__5668_461211759" text:style-name="Internet_20_link" text:visited-style-name="Internet_20_link">1.1.1. </text:a>Was gibt der folg. Algorithmus aus?<text:tab/>1</text:p>
          <text:p text:style-name="P6"><text:a xlink:type="simple" xlink:href="#__RefHeading__5670_461211759" text:style-name="Internet_20_link" text:visited-style-name="Internet_20_link">1.1.2. </text:a>Was gibt der folg. Algorithmus aus?<text:tab/>1</text:p>
          <text:p text:style-name="P7"><text:a xlink:type="simple" xlink:href="#__RefHeading__5674_461211759" text:style-name="Internet_20_link" text:visited-style-name="Internet_20_link">1.2. </text:a>Aufgaben: Struktogramme erstellen können<text:tab/>2</text:p>
          <text:p text:style-name="P6"><text:a xlink:type="simple" xlink:href="#__RefHeading__1894_196824546" text:style-name="Internet_20_link" text:visited-style-name="Internet_20_link">1.2.1. </text:a>Aufgabe: teiler2<text:tab/>2</text:p>
          <text:p text:style-name="P6"><text:a xlink:type="simple" xlink:href="#__RefHeading__5688_461211759" text:style-name="Internet_20_link" text:visited-style-name="Internet_20_link">1.2.2. </text:a>Aufgabe: Primzahl<text:tab/>2</text:p>
        </text:index-body>
      </text:table-of-content>
      <text:h text:style-name="Heading_20_1" text:outline-level="1" text:restart-numbering="true" text:start-value="-1"><text:bookmark-start text:name="__RefHeading__5664_461211759"/>Übungen: Grundlagen Struktogramme<text:bookmark-end text:name="__RefHeading__5664_461211759"/></text:h>
      <text:h text:style-name="Heading_20_2" text:outline-level="2"><text:bookmark-start text:name="__RefHeading__5666_461211759"/><text:span text:style-name="T1">Fragen</text:span>: Pseudocode lesen können<text:bookmark-end text:name="__RefHeading__5666_461211759"/></text:h>
      <text:p text:style-name="Text_20_body"/>
      <text:h text:style-name="Heading_20_3" text:outline-level="3"><text:bookmark-start text:name="__RefHeading__5668_461211759"/>Was gibt der folg. Algorithmus aus?<text:bookmark-end text:name="__RefHeading__5668_461211759"/></text:h>
      <text:p text:style-name="Standard">{</text:p>
      <text:p text:style-name="Standard"><text:tab/>f= 1;</text:p>
      <text:p text:style-name="Standard"><text:tab/>n= 5;</text:p>
      <text:p text:style-name="Standard"/>
      <text:p text:style-name="Standard"><text:tab/>i=1;</text:p>
      <text:p text:style-name="Standard"><text:tab/>while (i&lt;=n){</text:p>
      <text:p text:style-name="Standard"><text:tab/><text:tab/>f=f*i;</text:p>
      <text:p text:style-name="Standard"><text:tab/><text:tab/>i=i+1; <text:s/>// oder auch das geht i++</text:p>
      <text:p text:style-name="Standard"><text:tab/>}</text:p>
      <text:p text:style-name="Standard"/>
      <text:p text:style-name="Standard"><text:tab/>f ausgeben;</text:p>
      <text:p text:style-name="Standard">}</text:p>
      <text:p text:style-name="Standard"/>
      <text:p text:style-name="Standard"/>
      <text:p text:style-name="Standard"/>
      <text:p text:style-name="Standard">oder statt der while()-Schleife die for()-Schleife</text:p>
      <text:p text:style-name="Standard">{</text:p>
      <text:p text:style-name="Standard"><text:tab/>f= 1;</text:p>
      <text:p text:style-name="Standard"><text:tab/>n= 5;</text:p>
      <text:p text:style-name="Standard"/>
      <text:p text:style-name="Standard"><text:tab/>for (i=1; i&lt;=n; i++) {</text:p>
      <text:p text:style-name="Standard"><text:tab/><text:tab/>f= f * i;</text:p>
      <text:p text:style-name="Standard"><text:tab/>}</text:p>
      <text:p text:style-name="Standard"/>
      <text:p text:style-name="Standard"><text:tab/>f ausgeben;</text:p>
      <text:p text:style-name="Standard">}</text:p>
      <text:p text:style-name="Standard"/>
      <text:p text:style-name="Standard"/>
      <text:p text:style-name="Standard">Antwort:</text:p>
      <text:p text:style-name="Standard">?????????</text:p>
      <text:p text:style-name="P1"/>
      <text:p text:style-name="Standard"/>
      <text:p text:style-name="Standard"/>
      <text:h text:style-name="Heading_20_3" text:outline-level="3"><text:bookmark-start text:name="__RefHeading__5670_461211759"/>Was gibt der folg. Algorithmus aus?<text:bookmark-end text:name="__RefHeading__5670_461211759"/></text:h>
      <text:p text:style-name="Standard">{</text:p>
      <text:p text:style-name="Standard"><text:tab/>erste= 1;</text:p>
      <text:p text:style-name="Standard"><text:tab/>erste ausgeben;</text:p>
      <text:p text:style-name="Standard"><text:soft-page-break/><text:tab/>zweite= 1;</text:p>
      <text:p text:style-name="Standard"><text:tab/>zweite ausgeben;</text:p>
      <text:p text:style-name="Standard"/>
      <text:p text:style-name="Standard"><text:tab/>naechste= erste + zweite;</text:p>
      <text:p text:style-name="Standard"><text:tab/>while (naechste &lt; 100) {</text:p>
      <text:p text:style-name="Standard"><text:tab/><text:tab/>naechste ausgeben;</text:p>
      <text:p text:style-name="Standard"><text:tab/><text:tab/>erste= zweite;</text:p>
      <text:p text:style-name="Standard"><text:tab/><text:tab/>zweite= naechste;</text:p>
      <text:p text:style-name="Standard"><text:tab/><text:tab/>naechste= erste + zweite;</text:p>
      <text:p text:style-name="Standard"><text:tab/>} <text:s text:c="11"/></text:p>
      <text:p text:style-name="Standard">}</text:p>
      <text:p text:style-name="Standard"/>
      <text:p text:style-name="Standard">Antwort:</text:p>
      <text:p text:style-name="P1">?????????????</text:p>
      <text:p text:style-name="P1"/>
      <text:h text:style-name="Heading_20_2" text:outline-level="2"><text:bookmark-start text:name="__RefHeading__5674_461211759"/><text:span text:style-name="T1">Aufgaben</text:span>: Struktogramme erstellen können<text:bookmark-end text:name="__RefHeading__5674_461211759"/></text:h>
      <text:p text:style-name="Standard"/>
      <text:h text:style-name="P4" text:outline-level="3"><text:bookmark-start text:name="__RefHeading__1894_196824546"/><text:span text:style-name="T2">Aufgabe</text:span>: teiler2<text:bookmark-end text:name="__RefHeading__1894_196824546"/></text:h>
      <text:p text:style-name="P2">Lies 2 Zahlen ein (start,ende).</text:p>
      <text:p text:style-name="P2">Gib von jeder Zahl zwischen start und ende die Teiler aus.</text:p>
      <text:p text:style-name="P2"/>
      <text:p text:style-name="P2">Bsp: start:3 ende:5</text:p>
      <text:p text:style-name="P2">Teiler von 3</text:p>
      <text:p text:style-name="P2">Teiler: 1</text:p>
      <text:p text:style-name="P2">Teiler: 3</text:p>
      <text:p text:style-name="P2">Teiler von 4</text:p>
      <text:p text:style-name="P2">Teiler: 1</text:p>
      <text:p text:style-name="P2">Teiler: 2</text:p>
      <text:p text:style-name="P2">Teiler: 4</text:p>
      <text:p text:style-name="P2">Teiler von 5</text:p>
      <text:p text:style-name="P2">Teiler: 1</text:p>
      <text:p text:style-name="P2">Teiler: 5</text:p>
      <text:p text:style-name="P3"/>
      <text:p text:style-name="Standard"/>
      <text:h text:style-name="Heading_20_3" text:outline-level="3"><text:bookmark-start text:name="__RefHeading__5688_461211759"/>Aufgabe: Primzahl<text:bookmark-end text:name="__RefHeading__5688_461211759"/></text:h>
      <text:p text:style-name="Standard">Lies eine integer Zahl (n) ein. </text:p>
      <text:p text:style-name="Standard">Das Programm soll nur eine positive Zahl größer gleich 2 zulassen. </text:p>
      <text:p text:style-name="Standard">Gib aus, ob es sich um eine Primzahl handelt.</text:p>
      <text:p text:style-name="Standard"/>
      <text:p text:style-name="Standard">Gegeben ist folgender Programmablaufplan für einen Primzahltest:</text:p>
      <text:p text:style-name="Standard">Wir testen zunächst, ob die Testzahl gerade ist und </text:p>
      <text:p text:style-name="Standard">prüfen dann alle ungeraden Zahlen (&gt;2) bis zur Testzahl (n) als mögliche Teiler (t). </text:p>
      <text:p text:style-name="Standard">Damit ließe sich der Primzahltest nun wie folgt beschreiben: </text:p>
      <text:p text:style-name="Standard"/>
      <text:p text:style-name="Standard">* Einlesen der Testzahl n. </text:p>
      <text:p text:style-name="Standard">* Wenn n den Wert 2 oder 3 Ausgabe: „Primzahl“</text:p>
      <text:p text:style-name="Standard">* Sonst Weise der Variablen teiler den Wert 3 zu. </text:p>
      <text:p text:style-name="Standard">* Wiederhole bis teiler kleiner der Testzahl n ist: </text:p>
      <text:p text:style-name="Standard">* Ist n durch teiler teilbar? Wenn ja,Ausgabe: "keine Primzahl". Programmende</text:p>
      <text:p text:style-name="Standard">* Erhöhe den Wert von teiler um 2. </text:p>
      <text:p text:style-name="Standard">* Ausgabe: n "ist eine Primzahl"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-STRUKTO-PSEUDOCODE-fakt-fib-teiler2-prim.odt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initial-creator>Anton Hofmann</meta:initial-creator>
    <meta:creation-date>2008-05-08T20:18:41</meta:creation-date>
    <dc:date>2014-09-30T18:45:51.000461400</dc:date>
    <meta:printed-by>Anton Hofmann</meta:printed-by>
    <meta:print-date>2008-09-16T11:29:12</meta:print-date>
    <dc:language>de-DE</dc:language>
    <meta:editing-cycles>41</meta:editing-cycles>
    <meta:editing-duration>PT8H10M34S</meta:editing-duration>
    <dc:creator>hofmann </dc:creator>
    <meta:document-statistic meta:table-count="0" meta:image-count="0" meta:object-count="0" meta:page-count="2" meta:paragraph-count="80" meta:word-count="326" meta:character-count="2021" meta:non-whitespace-character-count="172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C:/Dokumente%20und%20Einstellungen/ahofmann/Anwendungsdaten/OpenOffice.org2/user/template/arbeitsunterlage.ott" meta:date="2008-05-08T20:18:39"/>
  </office:meta>
</office:document-meta>
</file>